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9.534cm" svg:y="0.1cm">
            <draw:object draw:notify-on-update-of-ranges="results.E1:results.E101 results.F1:results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0.1" calcext:value-type="float">
            <text:p>0,1</text:p>
          </table:table-cell>
          <table:table-cell office:value-type="float" office:value="0.979679984269987" calcext:value-type="float">
            <text:p>0,9796799842699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:</text:p>
          </table:table-cell>
          <table:table-cell office:value-type="float" office:value="0.2" calcext:value-type="float">
            <text:p>0,2</text:p>
          </table:table-cell>
          <table:table-cell office:value-type="float" office:value="1.95744292700659" calcext:value-type="float">
            <text:p>1,957442927006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0.3" calcext:value-type="float">
            <text:p>0,3</text:p>
          </table:table-cell>
          <table:table-cell office:value-type="float" office:value="2.93138676244261" calcext:value-type="float">
            <text:p>2,931386762442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.4" calcext:value-type="float">
            <text:p>0,4</text:p>
          </table:table-cell>
          <table:table-cell office:value-type="float" office:value="3.89963912847612" calcext:value-type="float">
            <text:p>3,899639128476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0.5" calcext:value-type="float">
            <text:p>0,5</text:p>
          </table:table-cell>
          <table:table-cell office:value-type="float" office:value="4.86037160572353" calcext:value-type="float">
            <text:p>4,860371605723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:</text:p>
          </table:table-cell>
          <table:table-cell office:value-type="float" office:value="0.6" calcext:value-type="float">
            <text:p>0,6</text:p>
          </table:table-cell>
          <table:table-cell office:value-type="float" office:value="5.81181324058694" calcext:value-type="float">
            <text:p>5,81181324058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0.7" calcext:value-type="float">
            <text:p>0,7</text:p>
          </table:table-cell>
          <table:table-cell office:value-type="float" office:value="6.75226314503707" calcext:value-type="float">
            <text:p>6,752263145037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0.8" calcext:value-type="float">
            <text:p>0,8</text:p>
          </table:table-cell>
          <table:table-cell office:value-type="float" office:value="7.68010199097445" calcext:value-type="float">
            <text:p>7,680101990974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0.9" calcext:value-type="float">
            <text:p>0,9</text:p>
          </table:table-cell>
          <table:table-cell office:value-type="float" office:value="8.59380224645447" calcext:value-type="float">
            <text:p>8,593802246454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float" office:value="9.49193703357109" calcext:value-type="float">
            <text:p>9,491937033571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1.1" calcext:value-type="float">
            <text:p>1,1</text:p>
          </table:table-cell>
          <table:table-cell office:value-type="float" office:value="10.373187522141" calcext:value-type="float">
            <text:p>10,3731875221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:</text:p>
          </table:table-cell>
          <table:table-cell office:value-type="float" office:value="1.2" calcext:value-type="float">
            <text:p>1,2</text:p>
          </table:table-cell>
          <table:table-cell office:value-type="float" office:value="11.236348808257" calcext:value-type="float">
            <text:p>11,2363488082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:</text:p>
          </table:table-cell>
          <table:table-cell office:value-type="float" office:value="1.3" calcext:value-type="float">
            <text:p>1,3</text:p>
          </table:table-cell>
          <table:table-cell office:value-type="float" office:value="12.0803342610803" calcext:value-type="float">
            <text:p>12,08033426108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:</text:p>
          </table:table-cell>
          <table:table-cell office:value-type="float" office:value="1.4" calcext:value-type="float">
            <text:p>1,4</text:p>
          </table:table-cell>
          <table:table-cell office:value-type="float" office:value="12.9041783538233" calcext:value-type="float">
            <text:p>12,90417835382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1.5" calcext:value-type="float">
            <text:p>1,5</text:p>
          </table:table-cell>
          <table:table-cell office:value-type="float" office:value="13.7070380247901" calcext:value-type="float">
            <text:p>13,70703802479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1.6" calcext:value-type="float">
            <text:p>1,6</text:p>
          </table:table-cell>
          <table:table-cell office:value-type="float" office:value="14.4881926408341" calcext:value-type="float">
            <text:p>14,4881926408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1.7" calcext:value-type="float">
            <text:p>1,7</text:p>
          </table:table-cell>
          <table:table-cell office:value-type="float" office:value="15.2470426581049" calcext:value-type="float">
            <text:p>15,2470426581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:</text:p>
          </table:table-cell>
          <table:table-cell office:value-type="float" office:value="1.8" calcext:value-type="float">
            <text:p>1,8</text:p>
          </table:table-cell>
          <table:table-cell office:value-type="float" office:value="15.983107093139" calcext:value-type="float">
            <text:p>15,9831070931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1.9" calcext:value-type="float">
            <text:p>1,9</text:p>
          </table:table-cell>
          <table:table-cell office:value-type="float" office:value="16.6960199310547" calcext:value-type="float">
            <text:p>16,69601993105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float" office:value="17.3855256068784" calcext:value-type="float">
            <text:p>17,3855256068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2.1" calcext:value-type="float">
            <text:p>2,1</text:p>
          </table:table-cell>
          <table:table-cell office:value-type="float" office:value="18.0514737010573" calcext:value-type="float">
            <text:p>18,05147370105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:</text:p>
          </table:table-cell>
          <table:table-cell office:value-type="float" office:value="2.2" calcext:value-type="float">
            <text:p>2,2</text:p>
          </table:table-cell>
          <table:table-cell office:value-type="float" office:value="18.693812991327" calcext:value-type="float">
            <text:p>18,6938129913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2.3" calcext:value-type="float">
            <text:p>2,3</text:p>
          </table:table-cell>
          <table:table-cell office:value-type="float" office:value="19.3125850007358" calcext:value-type="float">
            <text:p>19,31258500073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:</text:p>
          </table:table-cell>
          <table:table-cell office:value-type="float" office:value="2.4" calcext:value-type="float">
            <text:p>2,4</text:p>
          </table:table-cell>
          <table:table-cell office:value-type="float" office:value="19.9079171762788" calcext:value-type="float">
            <text:p>19,90791717627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2.5" calcext:value-type="float">
            <text:p>2,5</text:p>
          </table:table-cell>
          <table:table-cell office:value-type="float" office:value="20.4800158247854" calcext:value-type="float">
            <text:p>20,48001582478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:</text:p>
          </table:table-cell>
          <table:table-cell office:value-type="float" office:value="2.6" calcext:value-type="float">
            <text:p>2,6</text:p>
          </table:table-cell>
          <table:table-cell office:value-type="float" office:value="21.0291589229953" calcext:value-type="float">
            <text:p>21,02915892299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:</text:p>
          </table:table-cell>
          <table:table-cell office:value-type="float" office:value="2.7" calcext:value-type="float">
            <text:p>2,7</text:p>
          </table:table-cell>
          <table:table-cell office:value-type="float" office:value="21.5556889076609" calcext:value-type="float">
            <text:p>21,55568890766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:</text:p>
          </table:table-cell>
          <table:table-cell office:value-type="float" office:value="2.8" calcext:value-type="float">
            <text:p>2,8</text:p>
          </table:table-cell>
          <table:table-cell office:value-type="float" office:value="22.0600055395322" calcext:value-type="float">
            <text:p>22,0600055395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:</text:p>
          </table:table-cell>
          <table:table-cell office:value-type="float" office:value="2.9" calcext:value-type="float">
            <text:p>2,9</text:p>
          </table:table-cell>
          <table:table-cell office:value-type="float" office:value="22.5425589226595" calcext:value-type="float">
            <text:p>22,54255892265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float" office:value="23.0038427479842" calcext:value-type="float">
            <text:p>23,00384274798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:</text:p>
          </table:table-cell>
          <table:table-cell office:value-type="float" office:value="3.1" calcext:value-type="float">
            <text:p>3,1</text:p>
          </table:table-cell>
          <table:table-cell office:value-type="float" office:value="23.4443878179984" calcext:value-type="float">
            <text:p>23,44438781799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:</text:p>
          </table:table-cell>
          <table:table-cell office:value-type="float" office:value="3.2" calcext:value-type="float">
            <text:p>3,2</text:p>
          </table:table-cell>
          <table:table-cell office:value-type="float" office:value="23.8647558976195" calcext:value-type="float">
            <text:p>23,86475589761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:</text:p>
          </table:table-cell>
          <table:table-cell office:value-type="float" office:value="3.3" calcext:value-type="float">
            <text:p>3,3</text:p>
          </table:table-cell>
          <table:table-cell office:value-type="float" office:value="24.2655339255442" calcext:value-type="float">
            <text:p>24,26553392554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:</text:p>
          </table:table-cell>
          <table:table-cell office:value-type="float" office:value="3.4" calcext:value-type="float">
            <text:p>3,4</text:p>
          </table:table-cell>
          <table:table-cell office:value-type="float" office:value="24.6473286103622" calcext:value-type="float">
            <text:p>24,64732861036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:</text:p>
          </table:table-cell>
          <table:table-cell office:value-type="float" office:value="3.5" calcext:value-type="float">
            <text:p>3,5</text:p>
          </table:table-cell>
          <table:table-cell office:value-type="float" office:value="25.0107614267293" calcext:value-type="float">
            <text:p>25,01076142672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:</text:p>
          </table:table-cell>
          <table:table-cell office:value-type="float" office:value="3.6" calcext:value-type="float">
            <text:p>3,6</text:p>
          </table:table-cell>
          <table:table-cell office:value-type="float" office:value="25.3564640189605" calcext:value-type="float">
            <text:p>25,35646401896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:</text:p>
          </table:table-cell>
          <table:table-cell office:value-type="float" office:value="3.7" calcext:value-type="float">
            <text:p>3,7</text:p>
          </table:table-cell>
          <table:table-cell office:value-type="float" office:value="25.6850740125266" calcext:value-type="float">
            <text:p>25,68507401252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:</text:p>
          </table:table-cell>
          <table:table-cell office:value-type="float" office:value="3.8" calcext:value-type="float">
            <text:p>3,8</text:p>
          </table:table-cell>
          <table:table-cell office:value-type="float" office:value="25.9972312280977" calcext:value-type="float">
            <text:p>25,99723122809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:</text:p>
          </table:table-cell>
          <table:table-cell office:value-type="float" office:value="3.9" calcext:value-type="float">
            <text:p>3,9</text:p>
          </table:table-cell>
          <table:table-cell office:value-type="float" office:value="26.29357428793" calcext:value-type="float">
            <text:p>26,293574287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:</text:p>
          </table:table-cell>
          <table:table-cell office:value-type="float" office:value="4" calcext:value-type="float">
            <text:p>4</text:p>
          </table:table-cell>
          <table:table-cell office:value-type="float" office:value="26.574737600478" calcext:value-type="float">
            <text:p>26,574737600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:</text:p>
          </table:table-cell>
          <table:table-cell office:value-type="float" office:value="4.1" calcext:value-type="float">
            <text:p>4,1</text:p>
          </table:table-cell>
          <table:table-cell office:value-type="float" office:value="26.8413487060534" calcext:value-type="float">
            <text:p>26,84134870605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:</text:p>
          </table:table-cell>
          <table:table-cell office:value-type="float" office:value="4.2" calcext:value-type="float">
            <text:p>4,2</text:p>
          </table:table-cell>
          <table:table-cell office:value-type="float" office:value="27.0940259640626" calcext:value-type="float">
            <text:p>27,0940259640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:</text:p>
          </table:table-cell>
          <table:table-cell office:value-type="float" office:value="4.3" calcext:value-type="float">
            <text:p>4,3</text:p>
          </table:table-cell>
          <table:table-cell office:value-type="float" office:value="27.3333765607517" calcext:value-type="float">
            <text:p>27,33337656075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:</text:p>
          </table:table-cell>
          <table:table-cell office:value-type="float" office:value="4.4" calcext:value-type="float">
            <text:p>4,4</text:p>
          </table:table-cell>
          <table:table-cell office:value-type="float" office:value="27.5599948153809" calcext:value-type="float">
            <text:p>27,55999481538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:</text:p>
          </table:table-cell>
          <table:table-cell office:value-type="float" office:value="4.5" calcext:value-type="float">
            <text:p>4,5</text:p>
          </table:table-cell>
          <table:table-cell office:value-type="float" office:value="27.7744607622521" calcext:value-type="float">
            <text:p>27,77446076225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:</text:p>
          </table:table-cell>
          <table:table-cell office:value-type="float" office:value="4.6" calcext:value-type="float">
            <text:p>4,6</text:p>
          </table:table-cell>
          <table:table-cell office:value-type="float" office:value="27.977338985954" calcext:value-type="float">
            <text:p>27,9773389859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:</text:p>
          </table:table-cell>
          <table:table-cell office:value-type="float" office:value="4.7" calcext:value-type="float">
            <text:p>4,7</text:p>
          </table:table-cell>
          <table:table-cell office:value-type="float" office:value="28.1691776874761" calcext:value-type="float">
            <text:p>28,16917768747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:</text:p>
          </table:table-cell>
          <table:table-cell office:value-type="float" office:value="4.8" calcext:value-type="float">
            <text:p>4,8</text:p>
          </table:table-cell>
          <table:table-cell office:value-type="float" office:value="28.350507959423" calcext:value-type="float">
            <text:p>28,350507959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:</text:p>
          </table:table-cell>
          <table:table-cell office:value-type="float" office:value="4.9" calcext:value-type="float">
            <text:p>4,9</text:p>
          </table:table-cell>
          <table:table-cell office:value-type="float" office:value="28.5218432493623" calcext:value-type="float">
            <text:p>28,52184324936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:</text:p>
          </table:table-cell>
          <table:table-cell office:value-type="float" office:value="5" calcext:value-type="float">
            <text:p>5</text:p>
          </table:table-cell>
          <table:table-cell office:value-type="float" office:value="28.6836789913139" calcext:value-type="float">
            <text:p>28,68367899131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:</text:p>
          </table:table-cell>
          <table:table-cell office:value-type="float" office:value="5.1" calcext:value-type="float">
            <text:p>5,1</text:p>
          </table:table-cell>
          <table:table-cell office:value-type="float" office:value="28.8364923864815" calcext:value-type="float">
            <text:p>28,83649238648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:</text:p>
          </table:table-cell>
          <table:table-cell office:value-type="float" office:value="5.2" calcext:value-type="float">
            <text:p>5,2</text:p>
          </table:table-cell>
          <table:table-cell office:value-type="float" office:value="28.9807423155064" calcext:value-type="float">
            <text:p>28,9807423155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:</text:p>
          </table:table-cell>
          <table:table-cell office:value-type="float" office:value="5.3" calcext:value-type="float">
            <text:p>5,3</text:p>
          </table:table-cell>
          <table:table-cell office:value-type="float" office:value="29.1168693657452" calcext:value-type="float">
            <text:p>29,11686936574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:</text:p>
          </table:table-cell>
          <table:table-cell office:value-type="float" office:value="5.4" calcext:value-type="float">
            <text:p>5,4</text:p>
          </table:table-cell>
          <table:table-cell office:value-type="float" office:value="29.2452959583174" calcext:value-type="float">
            <text:p>29,2452959583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:</text:p>
          </table:table-cell>
          <table:table-cell office:value-type="float" office:value="5.5" calcext:value-type="float">
            <text:p>5,5</text:p>
          </table:table-cell>
          <table:table-cell office:value-type="float" office:value="29.366426560904" calcext:value-type="float">
            <text:p>29,3664265609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:</text:p>
          </table:table-cell>
          <table:table-cell office:value-type="float" office:value="5.6" calcext:value-type="float">
            <text:p>5,6</text:p>
          </table:table-cell>
          <table:table-cell office:value-type="float" office:value="29.4806479734908" calcext:value-type="float">
            <text:p>29,48064797349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:</text:p>
          </table:table-cell>
          <table:table-cell office:value-type="float" office:value="5.7" calcext:value-type="float">
            <text:p>5,7</text:p>
          </table:table-cell>
          <table:table-cell office:value-type="float" office:value="29.5883296754256" calcext:value-type="float">
            <text:p>29,5883296754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:</text:p>
          </table:table-cell>
          <table:table-cell office:value-type="float" office:value="5.8" calcext:value-type="float">
            <text:p>5,8</text:p>
          </table:table-cell>
          <table:table-cell office:value-type="float" office:value="29.689824223282" calcext:value-type="float">
            <text:p>29,6898242232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:</text:p>
          </table:table-cell>
          <table:table-cell office:value-type="float" office:value="5.9" calcext:value-type="float">
            <text:p>5,9</text:p>
          </table:table-cell>
          <table:table-cell office:value-type="float" office:value="29.7854676900897" calcext:value-type="float">
            <text:p>29,78546769008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:</text:p>
          </table:table-cell>
          <table:table-cell office:value-type="float" office:value="6" calcext:value-type="float">
            <text:p>6</text:p>
          </table:table-cell>
          <table:table-cell office:value-type="float" office:value="29.8755801374946" calcext:value-type="float">
            <text:p>29,87558013749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:</text:p>
          </table:table-cell>
          <table:table-cell office:value-type="float" office:value="6.1" calcext:value-type="float">
            <text:p>6,1</text:p>
          </table:table-cell>
          <table:table-cell office:value-type="float" office:value="29.9604661133511" calcext:value-type="float">
            <text:p>29,96046611335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:</text:p>
          </table:table-cell>
          <table:table-cell office:value-type="float" office:value="6.2" calcext:value-type="float">
            <text:p>6,2</text:p>
          </table:table-cell>
          <table:table-cell office:value-type="float" office:value="30.0404151681191" calcext:value-type="float">
            <text:p>30,0404151681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:</text:p>
          </table:table-cell>
          <table:table-cell office:value-type="float" office:value="6.3" calcext:value-type="float">
            <text:p>6,3</text:p>
          </table:table-cell>
          <table:table-cell office:value-type="float" office:value="30.1157023842387" calcext:value-type="float">
            <text:p>30,11570238423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:</text:p>
          </table:table-cell>
          <table:table-cell office:value-type="float" office:value="6.4" calcext:value-type="float">
            <text:p>6,4</text:p>
          </table:table-cell>
          <table:table-cell office:value-type="float" office:value="30.1865889133955" calcext:value-type="float">
            <text:p>30,18658891339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:</text:p>
          </table:table-cell>
          <table:table-cell office:value-type="float" office:value="6.5" calcext:value-type="float">
            <text:p>6,5</text:p>
          </table:table-cell>
          <table:table-cell office:value-type="float" office:value="30.2533225172601" calcext:value-type="float">
            <text:p>30,25332251726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:</text:p>
          </table:table-cell>
          <table:table-cell office:value-type="float" office:value="6.6" calcext:value-type="float">
            <text:p>6,6</text:p>
          </table:table-cell>
          <table:table-cell office:value-type="float" office:value="30.3161381078919" calcext:value-type="float">
            <text:p>30,31613810789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:</text:p>
          </table:table-cell>
          <table:table-cell office:value-type="float" office:value="6.7" calcext:value-type="float">
            <text:p>6,7</text:p>
          </table:table-cell>
          <table:table-cell office:value-type="float" office:value="30.3752582845559" calcext:value-type="float">
            <text:p>30,37525828455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:</text:p>
          </table:table-cell>
          <table:table-cell office:value-type="float" office:value="6.8" calcext:value-type="float">
            <text:p>6,8</text:p>
          </table:table-cell>
          <table:table-cell office:value-type="float" office:value="30.4308938641897" calcext:value-type="float">
            <text:p>30,43089386418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:</text:p>
          </table:table-cell>
          <table:table-cell office:value-type="float" office:value="6.9" calcext:value-type="float">
            <text:p>6,9</text:p>
          </table:table-cell>
          <table:table-cell office:value-type="float" office:value="30.4832444032069" calcext:value-type="float">
            <text:p>30,48324440320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:</text:p>
          </table:table-cell>
          <table:table-cell office:value-type="float" office:value="7" calcext:value-type="float">
            <text:p>7</text:p>
          </table:table-cell>
          <table:table-cell office:value-type="float" office:value="30.5324987087189" calcext:value-type="float">
            <text:p>30,5324987087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:</text:p>
          </table:table-cell>
          <table:table-cell office:value-type="float" office:value="7.1" calcext:value-type="float">
            <text:p>7,1</text:p>
          </table:table-cell>
          <table:table-cell office:value-type="float" office:value="30.5788353376061" calcext:value-type="float">
            <text:p>30,5788353376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:</text:p>
          </table:table-cell>
          <table:table-cell office:value-type="float" office:value="7.2" calcext:value-type="float">
            <text:p>7,2</text:p>
          </table:table-cell>
          <table:table-cell office:value-type="float" office:value="30.6224230821843" calcext:value-type="float">
            <text:p>30,62242308218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x:</text:p>
          </table:table-cell>
          <table:table-cell office:value-type="float" office:value="7.3" calcext:value-type="float">
            <text:p>7,3</text:p>
          </table:table-cell>
          <table:table-cell office:value-type="float" office:value="30.6634214414828" calcext:value-type="float">
            <text:p>30,66342144148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:</text:p>
          </table:table-cell>
          <table:table-cell office:value-type="float" office:value="7.4" calcext:value-type="float">
            <text:p>7,4</text:p>
          </table:table-cell>
          <table:table-cell office:value-type="float" office:value="30.7019810773928" calcext:value-type="float">
            <text:p>30,7019810773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:</text:p>
          </table:table-cell>
          <table:table-cell office:value-type="float" office:value="7.5" calcext:value-type="float">
            <text:p>7,5</text:p>
          </table:table-cell>
          <table:table-cell office:value-type="float" office:value="30.7382442551521" calcext:value-type="float">
            <text:p>30,73824425515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:</text:p>
          </table:table-cell>
          <table:table-cell office:value-type="float" office:value="7.6" calcext:value-type="float">
            <text:p>7,6</text:p>
          </table:table-cell>
          <table:table-cell office:value-type="float" office:value="30.7723452678143" calcext:value-type="float">
            <text:p>30,7723452678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x:</text:p>
          </table:table-cell>
          <table:table-cell office:value-type="float" office:value="7.7" calcext:value-type="float">
            <text:p>7,7</text:p>
          </table:table-cell>
          <table:table-cell office:value-type="float" office:value="30.8044108445062" calcext:value-type="float">
            <text:p>30,80441084450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:</text:p>
          </table:table-cell>
          <table:table-cell office:value-type="float" office:value="7.8" calcext:value-type="float">
            <text:p>7,8</text:p>
          </table:table-cell>
          <table:table-cell office:value-type="float" office:value="30.834560542412" calcext:value-type="float">
            <text:p>30,8345605424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x:</text:p>
          </table:table-cell>
          <table:table-cell office:value-type="float" office:value="7.9" calcext:value-type="float">
            <text:p>7,9</text:p>
          </table:table-cell>
          <table:table-cell office:value-type="float" office:value="30.8629071225367" calcext:value-type="float">
            <text:p>30,86290712253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:</text:p>
          </table:table-cell>
          <table:table-cell office:value-type="float" office:value="8" calcext:value-type="float">
            <text:p>8</text:p>
          </table:table-cell>
          <table:table-cell office:value-type="float" office:value="30.8895569093953" calcext:value-type="float">
            <text:p>30,88955690939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:</text:p>
          </table:table-cell>
          <table:table-cell office:value-type="float" office:value="8.1" calcext:value-type="float">
            <text:p>8,1</text:p>
          </table:table-cell>
          <table:table-cell office:value-type="float" office:value="30.9146101348585" calcext:value-type="float">
            <text:p>30,91461013485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:</text:p>
          </table:table-cell>
          <table:table-cell office:value-type="float" office:value="8.2" calcext:value-type="float">
            <text:p>8,2</text:p>
          </table:table-cell>
          <table:table-cell office:value-type="float" office:value="30.938161266448" calcext:value-type="float">
            <text:p>30,9381612664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:</text:p>
          </table:table-cell>
          <table:table-cell office:value-type="float" office:value="8.3" calcext:value-type="float">
            <text:p>8,3</text:p>
          </table:table-cell>
          <table:table-cell office:value-type="float" office:value="30.9602993204323" calcext:value-type="float">
            <text:p>30,9602993204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x:</text:p>
          </table:table-cell>
          <table:table-cell office:value-type="float" office:value="8.4" calcext:value-type="float">
            <text:p>8,4</text:p>
          </table:table-cell>
          <table:table-cell office:value-type="float" office:value="30.9811081601145" calcext:value-type="float">
            <text:p>30,98110816011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:</text:p>
          </table:table-cell>
          <table:table-cell office:value-type="float" office:value="8.5" calcext:value-type="float">
            <text:p>8,5</text:p>
          </table:table-cell>
          <table:table-cell office:value-type="float" office:value="31.0006667797401" calcext:value-type="float">
            <text:p>31,00066677974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x:</text:p>
          </table:table-cell>
          <table:table-cell office:value-type="float" office:value="8.6" calcext:value-type="float">
            <text:p>8,6</text:p>
          </table:table-cell>
          <table:table-cell office:value-type="float" office:value="31.0190495744768" calcext:value-type="float">
            <text:p>31,01904957447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x:</text:p>
          </table:table-cell>
          <table:table-cell office:value-type="float" office:value="8.7" calcext:value-type="float">
            <text:p>8,7</text:p>
          </table:table-cell>
          <table:table-cell office:value-type="float" office:value="31.0363265969383" calcext:value-type="float">
            <text:p>31,03632659693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x:</text:p>
          </table:table-cell>
          <table:table-cell office:value-type="float" office:value="8.8" calcext:value-type="float">
            <text:p>8,8</text:p>
          </table:table-cell>
          <table:table-cell office:value-type="float" office:value="31.0525638007373" calcext:value-type="float">
            <text:p>31,05256380073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x:</text:p>
          </table:table-cell>
          <table:table-cell office:value-type="float" office:value="8.9" calcext:value-type="float">
            <text:p>8,9</text:p>
          </table:table-cell>
          <table:table-cell office:value-type="float" office:value="31.0678232715585" calcext:value-type="float">
            <text:p>31,06782327155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:</text:p>
          </table:table-cell>
          <table:table-cell office:value-type="float" office:value="9" calcext:value-type="float">
            <text:p>9</text:p>
          </table:table-cell>
          <table:table-cell office:value-type="float" office:value="31.0821634462476" calcext:value-type="float">
            <text:p>31,08216344624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:</text:p>
          </table:table-cell>
          <table:table-cell office:value-type="float" office:value="9.1" calcext:value-type="float">
            <text:p>9,1</text:p>
          </table:table-cell>
          <table:table-cell office:value-type="float" office:value="31.0956393204112" calcext:value-type="float">
            <text:p>31,0956393204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x:</text:p>
          </table:table-cell>
          <table:table-cell office:value-type="float" office:value="9.2" calcext:value-type="float">
            <text:p>9,2</text:p>
          </table:table-cell>
          <table:table-cell office:value-type="float" office:value="31.1083026450174" calcext:value-type="float">
            <text:p>31,1083026450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:</text:p>
          </table:table-cell>
          <table:table-cell office:value-type="float" office:value="9.3" calcext:value-type="float">
            <text:p>9,3</text:p>
          </table:table-cell>
          <table:table-cell office:value-type="float" office:value="31.1202021124813" calcext:value-type="float">
            <text:p>31,12020211248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:</text:p>
          </table:table-cell>
          <table:table-cell office:value-type="float" office:value="9.4" calcext:value-type="float">
            <text:p>9,4</text:p>
          </table:table-cell>
          <table:table-cell office:value-type="float" office:value="31.131383532712" calcext:value-type="float">
            <text:p>31,131383532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x:</text:p>
          </table:table-cell>
          <table:table-cell office:value-type="float" office:value="9.5" calcext:value-type="float">
            <text:p>9,5</text:p>
          </table:table-cell>
          <table:table-cell office:value-type="float" office:value="31.1418899995851" calcext:value-type="float">
            <text:p>31,1418899995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:</text:p>
          </table:table-cell>
          <table:table-cell office:value-type="float" office:value="9.6" calcext:value-type="float">
            <text:p>9,6</text:p>
          </table:table-cell>
          <table:table-cell office:value-type="float" office:value="31.1517620482949" calcext:value-type="float">
            <text:p>31,15176204829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x:</text:p>
          </table:table-cell>
          <table:table-cell office:value-type="float" office:value="9.7" calcext:value-type="float">
            <text:p>9,7</text:p>
          </table:table-cell>
          <table:table-cell office:value-type="float" office:value="31.161037804025" calcext:value-type="float">
            <text:p>31,161037804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x:</text:p>
          </table:table-cell>
          <table:table-cell office:value-type="float" office:value="9.8" calcext:value-type="float">
            <text:p>9,8</text:p>
          </table:table-cell>
          <table:table-cell office:value-type="float" office:value="31.1697531223665" calcext:value-type="float">
            <text:p>31,16975312236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x:</text:p>
          </table:table-cell>
          <table:table-cell office:value-type="float" office:value="9.9" calcext:value-type="float">
            <text:p>9,9</text:p>
          </table:table-cell>
          <table:table-cell office:value-type="float" office:value="31.1779417218928" calcext:value-type="float">
            <text:p>31,1779417218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:</text:p>
          </table:table-cell>
          <table:table-cell office:value-type="float" office:value="10" calcext:value-type="float">
            <text:p>10</text:p>
          </table:table-cell>
          <table:table-cell office:value-type="float" office:value="31.1856353092905" calcext:value-type="float">
            <text:p>31,18563530929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6T21:28:22.554028200</dc:date>
    <meta:editing-duration>PT3M57S</meta:editing-duration>
    <meta:editing-cycles>1</meta:editing-cycles>
    <meta:document-statistic meta:table-count="1" meta:cell-count="505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cm" svg:y="4.201cm" style:legend-expansion="high" chart:style-name="ch2"/>
        <chart:plot-area chart:style-name="ch3" svg:x="0.32cm" svg:y="0.18cm" svg:width="12.62cm" svg:height="8.64cm">
          <chart:coordinate-region svg:x="0.954cm" svg:y="0.379cm" svg:width="11.79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F1:results.F101" chart:class="chart:scatter">
            <chart:domain table:cell-range-address="results.E1:results.E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E1:results.E101</svg:desc>
                </draw:g>
              </table:table-cell>
              <table:table-cell office:value-type="float" office:value="0">
                <text:p>0</text:p>
                <draw:g>
                  <svg:desc>results.F1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79679984269987">
                <text:p>0.979679984269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95744292700659">
                <text:p>1.9574429270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93138676244261">
                <text:p>2.93138676244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89963912847612">
                <text:p>3.89963912847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86037160572353">
                <text:p>4.86037160572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.81181324058694">
                <text:p>5.81181324058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.75226314503707">
                <text:p>6.75226314503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7.68010199097445">
                <text:p>7.68010199097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.59380224645447">
                <text:p>8.59380224645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.49193703357109">
                <text:p>9.49193703357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.373187522141">
                <text:p>10.373187522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.236348808257">
                <text:p>11.236348808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.0803342610803">
                <text:p>12.0803342610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2.9041783538233">
                <text:p>12.9041783538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3.7070380247901">
                <text:p>13.7070380247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4.4881926408341">
                <text:p>14.4881926408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5.2470426581049">
                <text:p>15.2470426581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5.983107093139">
                <text:p>15.983107093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6.6960199310547">
                <text:p>16.6960199310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7.3855256068784">
                <text:p>17.3855256068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8.0514737010573">
                <text:p>18.0514737010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8.693812991327">
                <text:p>18.693812991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9.3125850007358">
                <text:p>19.3125850007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9.9079171762788">
                <text:p>19.9079171762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0.4800158247854">
                <text:p>20.4800158247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21.0291589229953">
                <text:p>21.0291589229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1.5556889076609">
                <text:p>21.5556889076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2.0600055395322">
                <text:p>22.0600055395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22.5425589226595">
                <text:p>22.5425589226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3.0038427479842">
                <text:p>23.0038427479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23.4443878179984">
                <text:p>23.4443878179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23.8647558976195">
                <text:p>23.864755897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24.2655339255442">
                <text:p>24.2655339255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24.6473286103622">
                <text:p>24.6473286103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25.0107614267293">
                <text:p>25.0107614267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25.3564640189605">
                <text:p>25.3564640189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25.6850740125266">
                <text:p>25.6850740125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25.9972312280977">
                <text:p>25.9972312280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26.29357428793">
                <text:p>26.29357428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6.574737600478">
                <text:p>26.574737600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26.8413487060534">
                <text:p>26.8413487060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7.0940259640626">
                <text:p>27.0940259640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7.3333765607517">
                <text:p>27.3333765607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7.5599948153809">
                <text:p>27.5599948153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7.7744607622521">
                <text:p>27.7744607622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27.977338985954">
                <text:p>27.977338985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28.1691776874761">
                <text:p>28.1691776874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28.350507959423">
                <text:p>28.350507959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28.5218432493623">
                <text:p>28.52184324936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28.6836789913139">
                <text:p>28.6836789913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28.8364923864815">
                <text:p>28.8364923864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28.9807423155064">
                <text:p>28.9807423155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29.1168693657452">
                <text:p>29.1168693657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29.2452959583174">
                <text:p>29.2452959583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29.366426560904">
                <text:p>29.3664265609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29.4806479734908">
                <text:p>29.4806479734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29.5883296754256">
                <text:p>29.5883296754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29.689824223282">
                <text:p>29.689824223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29.7854676900897">
                <text:p>29.7854676900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9.8755801374946">
                <text:p>29.8755801374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29.9604661133511">
                <text:p>29.96046611335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30.0404151681191">
                <text:p>30.0404151681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30.1157023842387">
                <text:p>30.11570238423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30.1865889133955">
                <text:p>30.1865889133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30.2533225172601">
                <text:p>30.2533225172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30.3161381078919">
                <text:p>30.3161381078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30.3752582845559">
                <text:p>30.37525828455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30.4308938641897">
                <text:p>30.430893864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30.4832444032069">
                <text:p>30.4832444032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0.5324987087189">
                <text:p>30.5324987087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30.5788353376061">
                <text:p>30.5788353376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30.6224230821843">
                <text:p>30.6224230821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30.6634214414828">
                <text:p>30.6634214414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30.7019810773928">
                <text:p>30.70198107739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30.7382442551521">
                <text:p>30.7382442551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30.7723452678143">
                <text:p>30.7723452678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30.8044108445062">
                <text:p>30.804410844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30.834560542412">
                <text:p>30.834560542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30.8629071225367">
                <text:p>30.8629071225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30.8895569093953">
                <text:p>30.8895569093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30.9146101348585">
                <text:p>30.9146101348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30.938161266448">
                <text:p>30.9381612664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30.9602993204323">
                <text:p>30.96029932043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30.9811081601145">
                <text:p>30.9811081601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31.0006667797401">
                <text:p>31.00066677974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31.0190495744768">
                <text:p>31.0190495744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31.0363265969383">
                <text:p>31.0363265969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31.0525638007373">
                <text:p>31.0525638007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31.0678232715585">
                <text:p>31.0678232715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31.0821634462476">
                <text:p>31.0821634462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31.0956393204112">
                <text:p>31.0956393204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31.1083026450174">
                <text:p>31.1083026450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31.1202021124813">
                <text:p>31.12020211248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31.131383532712">
                <text:p>31.1313835327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31.1418899995851">
                <text:p>31.1418899995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31.1517620482949">
                <text:p>31.1517620482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31.161037804025">
                <text:p>31.161037804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31.1697531223665">
                <text:p>31.1697531223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31.1779417218928">
                <text:p>31.1779417218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1.1856353092905">
                <text:p>31.1856353092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